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FreeMono" fo:font-size="28pt" style:font-size-asian="28pt" style:font-size-complex="28pt"/>
    </style:style>
    <style:style style:name="T15" style:family="text">
      <style:text-properties style:font-name="FreeMono"/>
    </style:style>
    <style:style style:name="T1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2pt" style:font-size-asian="22pt" style:font-size-complex="22pt"/>
    </style:style>
    <style:style style:name="T21" style:family="text">
      <style:text-properties style:font-name="FreeMono" fo:font-size="20pt" style:font-size-asian="20pt" style:font-size-complex="20pt"/>
    </style:style>
    <style:style style:name="T2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3">Crie um vetor de tamanho fixo na função </text:span><text:span text:style-name="T14">main, ex:</text:span></text:p>
                <text:list>
                  <text:list-item>
                    <text:p><text:span text:style-name="T14">int vec[100];</text:span></text:p>
                  </text:list-item>
                </text:list>
              </text:list-item>
              <text:list-item>
                <text:p><text:span text:style-name="T13">Crie uma função </text:span><text:span text:style-name="T14">preenche</text:span><text:span text:style-name="T13"> que receba um vetor </text:span><text:span text:style-name="T14">vec</text:span><text:span text:style-name="T13"> de </text:span><text:span text:style-name="T13">inteiros, o tamanho do vetor </text:span><text:span text:style-name="T14">n</text:span><text:span text:style-name="T13"> e preencha o vetor com </text:span><text:span text:style-name="T14">n</text:span><text:span text:style-name="T13"> </text:span><text:span text:style-name="T13">números lidos do teclado.</text:span></text:p>
              </text:list-item>
              <text:list-item>
                <text:p><text:span text:style-name="T13">Crie uma função </text:span><text:span text:style-name="T14">media</text:span><text:span text:style-name="T13"> que receba um vetor </text:span><text:span text:style-name="T14">vec</text:span><text:span text:style-name="T13">, o </text:span><text:span text:style-name="T13">tamanho do vetor </text:span><text:span text:style-name="T14">n</text:span><text:span text:style-name="T13"> e retorne a média entre todos os </text:span><text:span text:style-name="T13">valores do vetor.</text:span></text:p>
              </text:list-item>
              <text:list-item>
                <text:p><text:span text:style-name="T13">Dentro das funções, use a notação de ponteiros em vez da </text:span><text:span text:style-name="T13">de índices (‘*’ vs ‘[]’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5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5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6">int</text:span><text:span text:style-name="T17"> vs[3][2] = { {1,2},{3,4},{5,6} };</text:span></text:p>
                <text:p xml:id="id16" text:id="id16"><text:span text:style-name="T16">printf</text:span><text:span text:style-name="T17">(“%d %d\n”, vs[0][1], vs[1][0]);</text:span></text:p>
                <text:p xml:id="id17" text:id="id17"><text:span text:style-name="T16">printf</text:span><text:span text:style-name="T17">(“%p %p\n”, &amp;vs, &amp;vs[0][0]);</text:span></text:p>
                <text:p xml:id="id18" text:id="id18"><text:span text:style-name="T16">printf</text:span><text:span text:style-name="T17">(“%p\n”, <text:s text:c="8"/>&amp;vs[0][1]);</text:span></text:p>
                <text:p xml:id="id19" text:id="id19"><text:span text:style-name="T16">printf</text:span><text:span text:style-name="T17">(“%p\n”, <text:s text:c="8"/>&amp;vs[1][0]);</text:span></text:p>
                <text:p><text:span text:style-name="T17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</text:span><text:span text:style-name="T18">bidimensional </text:span><text:span text:style-name="T19">arr</text:span><text:span text:style-name="T18"> de inteiros com uma dimensão fixa </text:span><text:span text:style-name="T18">(</text:span><text:span text:style-name="T20">LxC</text:span><text:span text:style-name="T18">), e preencha o array com </text:span><text:span text:style-name="T19">l*c</text:span><text:span text:style-name="T18"> números lidos do </text:span><text:span text:style-name="T18">teclado.</text:span></text:p>
                <text:list>
                  <text:list-item>
                    <text:p><text:span text:style-name="T21">void preenche (int arr[L][C], int l, int c);</text:span></text:p>
                  </text:list-item>
                </text:list>
                <text:p><text:span text:style-name="T22"/></text:p>
              </text:list-item>
              <text:list-item>
                <text:p><text:span text:style-name="T18">Crie uma função </text:span><text:span text:style-name="T19">media</text:span><text:span text:style-name="T18"> que receba um array </text:span><text:span text:style-name="T18">bidimensional </text:span><text:span text:style-name="T19">arr</text:span><text:span text:style-name="T18">, a quantidade de linhas </text:span><text:span text:style-name="T19">l</text:span><text:span text:style-name="T18">, a quantidade </text:span><text:span text:style-name="T18">de colunas </text:span><text:span text:style-name="T19">c</text:span><text:span text:style-name="T18"> ,e retorne a média entre todos os valores do </text:span><text:span text:style-name="T18">array.</text:span></text:p>
                <text:list>
                  <text:list-item>
                    <text:p><text:span text:style-name="T21">float media (int arr[L][C], int l, int c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9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9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8"><text:span text:style-name="T7">char</text:span><text:span text:style-name="T8"> s2[0] = ‘a’;</text:span></text:p>
                <text:p xml:id="id30" text:id="id30" text:style-name="P8"><text:span text:style-name="T7">char</text:span><text:span text:style-name="T8"> s2[1] = ‘b’;</text:span></text:p>
                <text:p xml:id="id31" text:id="id31" text:style-name="P8"><text:span text:style-name="T7">char</text:span><text:span text:style-name="T8"> s2[2] = ‘c’;</text:span></text:p>
                <text:p xml:id="id32" text:id="id32" text:style-name="P8"><text:span text:style-name="T7">char</text:span><text:span text:style-name="T8"> s2[3] = ‘\0’; // 0</text:span></text:p>
                <text:p text:style-name="P8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Implementar a função <text:span text:style-name="T15">strlen</text:span>:</text:p>
                <text:list>
                  <text:list-item>
                    <text:p>Recebe uma string</text:p>
                  </text:list-item>
                  <text:list-item>
                    <text:p>Retorna a quantidades de caracteres da string</text:p>
                  </text:list-item>
                </text:list>
              </text:list-item>
              <text:list-item>
                <text:p>Implementar a função <text:span text:style-name="T15">strjoin</text:span>:</text:p>
                <text:list>
                  <text:list-item>
                    <text:p>Recebe uma string de destino</text:p>
                  </text:list-item>
                  <text:list-item>
                    <text:p>Recebe duas strings de origem</text:p>
                  </text:list-item>
                  <text:list-item>
                    <text:p>Junta em destino as duas strings de origem</text:p>
                  </text:list-item>
                  <text:list-item>
                    <text:p>Deve usar a <text:span text:style-name="T15">str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1</meta:editing-cycles>
    <meta:editing-duration>P60DT12H10M24S</meta:editing-duration>
    <meta:initial-creator>chico </meta:initial-creator>
    <dc:date>2018-10-09T09:28:55.192063881</dc:date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